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style:tab-stops>
          <style:tab-stop style:position="0.1752in"/>
          <style:tab-stop style:position="0.2752in"/>
          <style:tab-stop style:position="0.9835in"/>
          <style:tab-stop style:position="3.3917in"/>
        </style:tab-stops>
      </style:paragraph-properti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none"/>
    </style:style>
    <style:style style:name="T7" style:family="text">
      <style:text-properties fo:font-size="10pt" style:font-size-asian="10pt" style:font-size-complex="10pt"/>
    </style:style>
    <style:style style:name="T8" style:family="text">
      <style:text-properties fo:font-size="10pt" fo:font-style="italic" style:font-size-asian="10pt" style:font-style-asian="italic" style:font-size-complex="10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wen Meyer</text:p>
      <text:p text:style-name="P1">March forth, 2011</text:p>
      <text:p text:style-name="P1">Art, New Media, and the Science of Perception</text:p>
      <text:p text:style-name="P1">Final paper for <text:s text:c="2"/><text:span text:style-name="T5">Cross Section Time-scanning</text:span></text:p>
      <text:p text:style-name="P1"><text:span text:style-name="T5"/></text:p>
      <text:p text:style-name="P1"><text:tab/>Embarking upon this project in Processing programming it was a challenge to relate it to all the themes of the class. <text:s/>This continued to be a major concern as the project proved to be technically demanding at my skill level. <text:s/>The thesis is an extrapolation in retrospect of the project 's significance. <text:s/>The idea is in exploring visual relationships between form and motion. <text:s/>“Enacting technologies of representation through embodiment, visual theorists articulate “bodies” of visuality in images or words, in each case performing our own specific historical relationships to the body/machine matrix.”<text:note text:id="ftn6" text:note-class="footnote"><text:note-citation>1</text:note-citation><text:note-body><text:p text:style-name="P1"><text:s/><text:span text:style-name="T7">Emilia Jones, The Body and Technology, </text:span><text:span text:style-name="T8">Art Journal,</text:span><text:span text:style-name="T7"> Vol 60, Number 1, p 20, 2001</text:span></text:p></text:note-body></text:note></text:p>
      <text:p text:style-name="P1"><text:tab/><text:tab/>My project scans in a virtual space a simple geometrical object in motion. <text:s/>With the right amount of change in the cube per frame of the scan slice, the series of slices may be recombined in space to reconstruct a three-dimensional object depicting one possible scan-line in time of the object's form in transit. <text:s/>When an object being scanned is static any scanning-direction (the line perpendicular to the scanning plane/slice) can effectively produce a 3-D image of the original object. <text:s/>When the object is moving, however, this is not the case. <text:s/>Different scanning-directions will produce different 3-D image outcomes. <text:s/>Since the objective of <text:span text:style-name="T4">Cross Section Time-Scanning</text:span> is not a static reconstruction of the original scanned object, different methods of reconstructing the scan data into a 3-D image can be used in producing an even wider range of outcomes.</text:p>
      <text:p text:style-name="P1"><text:tab/>Post-structural thought presented by Jane Tompkins in <text:span text:style-name="T4">A Short course in Post-Structuralism</text:span><text:span text:style-name="T6"> on</text:span> Saussure and Derrida put forth the idea of an object's identity being comprised of it's relationships within, and to the world, rather than from its material constitution. <text:s/>“In language identity is only and <text:soft-page-break/>always relational”<text:note text:id="ftn5" text:note-class="footnote"><text:note-citation>2</text:note-citation><text:note-body><text:p text:style-name="P1"><text:s/><text:span text:style-name="T7">Jane Tompkins, A Short Course in Post-Structuralism, </text:span><text:span text:style-name="T8">College English</text:span><text:span text:style-name="T7">, Vol 50, No 7 p. 746, 1988</text:span> </text:p></text:note-body></text:note> <text:s/>Tomkins introduces Derrida's idea of <text:span text:style-name="T2">différance--</text:span><text:span text:style-name="T3">that objects' identities arise not just from their relationships, but as the differences between them. <text:s/>I am reminded of Muybridge's studies where the movement is not articulated within a single frame but as the differences between frames. <text:s/></text:span>“...insofar as anything that is, is by virtue of <text:span text:style-name="T2">différance, </text:span><text:span text:style-name="T3">by being different from what it is not; insofar as it exists, it represents the cleavage between itself and what it is not and, therefore, is, in a sense, divided within itself.”</text:span><text:span text:style-name="T3"><text:note text:id="ftn4" text:note-class="footnote"><text:note-citation>3</text:note-citation><text:note-body><text:p text:style-name="P1"><text:s text:c="2"/><text:span text:style-name="T7">Jane Tompkins, A Short Course in Post-Structuralism, </text:span><text:span text:style-name="T8">College English</text:span><text:span text:style-name="T7">, Vol 50, No 7 p. 746, 1988</text:span> </text:p></text:note-body></text:note></text:span><text:span text:style-name="T3"> <text:s/>The value and meaning of objects emerges simultaneously in the spaces between objects, and in the interstices of difference and otherness. <text:s/>Subject and object merge, the author and the reader become indistinguishable.</text:span></text:p>
      <text:p text:style-name="P1"><text:span text:style-name="T3">“...we are all chimeras, theorized and fabricated hybrids of machine and organism; in short, we are cyborgs. This cyborg is our ontology; it gives us our politics. The cyborg is a condensed image of both imagination and material reality, the two joined centers structuring any possibility of historical transformation. “</text:span><text:span text:style-name="T3"><text:note text:id="ftn3" text:note-class="footnote"><text:note-citation>4</text:note-citation><text:note-body><text:p text:style-name="Footnote">Donna Haraway, "A Cyborg Manifesto: Science, Technology, and Socialist-Feminism in the Late Twentieth Century," in <text:span text:style-name="T1">Simians, Cyborgs and Women: The Reinvention of Nature</text:span> (New York; Routledge, 1991), pp.149-181. </text:p></text:note-body></text:note></text:span></text:p>
      <text:p text:style-name="P1"><text:tab/>A Cybernetic experience of time allows humans access to perception of time-scales not experienced by ordinary vision. <text:s/>The precision in the iteration of machines makes possible the apprehension of dynamics outside of human time-scale. <text:s text:c="2"/>Time-scale is the relative amount of change between objects that occurs over a specified span of time. <text:s/>A slow time-scale for a human is the growth of a tree (imperceptible). <text:s/>A time-scale just a bit too fast for the human eye is the cycling of a gasoline engine. <text:s/>A human can look inside and see that there is movement, however there is no discernment in this vision, everything is a blur. <text:s/>Cybernetic prosthesis has enabled people to precisely distinguish movements too fast or too slow to be recognized by ordinary human time perception. <text:s text:c="2"/>“The message is <text:soft-page-break/>a discrete or continuous sequence of measurable events distributed in time...”<text:note text:id="ftn2" text:note-class="footnote"><text:note-citation>5</text:note-citation><text:note-body><text:p text:style-name="Footnote">Norbert Wiener's <text:span text:style-name="T1">Cybernetics</text:span> -- written in 1947, published in 1948 </text:p></text:note-body></text:note> <text:s/>At the dawn of film, new technologies with significantly faster film and shutter speeds allowed Muybridge's studies of animal and human movement, where mechanical dynamics never experienced by a human before where made possible, leading into time-lapse and extreme slow motion film. <text:s/></text:p>
      <text:p text:style-name="P1"><text:span text:style-name="T3"><text:tab/>Early photographers were already quite familiar with motion blur because the film/shutter speeds were so slow that any movement in the scene while the shutter was open would be seen as a field of blurriness in the resulting image. <text:s/>The crisp distinctness of a frame in a Muybridge study is a startling contrast with the movement of his subject between frames. <text:s/>The painting by Duchamp said to be inspired by the Muybridge studies of a woman climbing up and down a short stair, seems to combine the field of movement from a blurry photo with the crisp articulations of Muybridge's work.</text:span></text:p>
      <text:p text:style-name="P1"><text:tab/>A hammer's primary relationships are in it's driving action as it swings hammering <text:s/>home various objects. <text:s/>If a hammer is said to only be a hammer when it is swinging, driving a nail or knocking some element into place, than our ability to perceive the identity of the hammer precisely is frustrated. <text:s/>When a hammer is swinging the perception of it becomes less distinct, a blur of action. </text:p>
      <text:p text:style-name="P1"><text:tab/>A lot of interesting material exploring these relationships of images and change with time and space can be found. Two good examples are some interactive applets from Don Ralyea and from the Khronos Project, both of which inspired <text:span text:style-name="T4">Cross Section Time-Scanning.</text:span></text:p>
      <text:p text:style-name="P1"><text:a xlink:type="simple" xlink:href="https://gate2.evergreen.edu/exchweb/bin/redir.asp?URL=http://www.k2.t.u-tokyo.ac.jp/members/alvaro/Khronos/Khronos_P5/Khronos_Applets.htm" office:target-frame-name="_blank" xlink:show="new">http://www.k2.t.u-tokyo.ac.jp/members/alvaro/Khronos/Khronos_P5/Khronos_Applets.htm</text:a><text:line-break/><text:a xlink:type="simple" xlink:href="http://www.donrelyea.com/generative_slitscan_art.htm">http://www.donrelyea.com/generative_slitscan_art.htm</text:a></text:p>
      <text:p text:style-name="P1"><text:tab/>The project began with the simplest attempt, in order to get an outcome for the quarter given the amount of learning required for me to be able to write the code. <text:s/>The continuation of my project would involve first increasing the complexity of the geometry of the blocks. <text:s/>Second would be adding surface textures to the objects, follow OpenGL protocol in both cases and finally taking a complete scan of the <text:soft-page-break/>object for each frame of movement, thus constituting a four dimensional block of data that could be sectioned in any manner of variation for display purposes.</text:p>
      <text:p text:style-name="P1"><text:tab/>“ Even though we navigate daily through a perceptual world of three spatial dimensions and reason occasionally about higher dimensional arenas with mathematical ease, the world portrayed on our information displays is caught up in the two-dimensionality of the endless flatlands of paper and video screen. <text:s/>All communication between the readers of an image and the makers of an image must now take place on a two-dimensional surface. <text:s/>Escaping this flatland is the essential task of envisioning information—for all the interesting worlds (physical, biological, imaginary, human) that we seek to understand are inevitably and happlily multivariate in nature. <text:s/>Not flatlands.” <text:note text:id="ftn1" text:note-class="footnote"><text:note-citation>6</text:note-citation><text:note-body><text:p text:style-name="Footnote">Edward Rolf Tufte, <text:span text:style-name="T2">Envisioning Information, </text:span><text:span text:style-name="T3">1990</text:span></text:p></text:note-body></text:note> <text:s/>Much of human perception of objects moving in three-dimensional space is coming from the flatness of images. <text:s/>Before the body of reality is experienced by a person it must first become flat, become an image. <text:s/>Perhaps the flatness of images somehow helps people grasp the relationships between things, the differences from which object identities arise. <text:s/>An image <text:span text:style-name="T3">captures objects, which are experienced as the differences between various perspectives. <text:s/></text:span>“Whether overtly or not, all visual culture plumbs the complex and profound intersection among visuality, embodiment, and the logics of mechanical, industrial, or cybernetic systems”<text:note text:id="ftn0" text:note-class="footnote"><text:note-citation>7</text:note-citation><text:note-body><text:p text:style-name="P1"><text:s text:c="3"/><text:span text:style-name="T7">Emilia Jones, The Body and Technology, </text:span><text:span text:style-name="T8">Art Journal,</text:span><text:span text:style-name="T7"> Vol 60, Number 1, p 20, 2001</text:span></text:p></text:note-body></text:note></text:p>
      <text:p text:style-name="P1"><text:tab/>A painting, a photograph, and the retina of an eye are all surfaces. <text:s/>In the case of the eye the flatness is extrapolated from the curved surface of the retina by the all powerful brain. <text:s/>Beyond the flatness of these examples people also utilize spacial sculptures and models to various ends. <text:s/>Another type of imaging technology developed by people for various applications is the scan. <text:s/>Where a photograph can immediately accomplish the time consuming work of painting, a 3-D scan can produce <text:page-number text:select-page="current">6</text:page-number>a data set similar to a sculpted objected or model with an automated process. <text:s/>Where a photograph is a <text:soft-page-break/>slice of a specified bundle of rays projecting from a scene, scanning works in reverse by projecting its slices onto the object and compositing the results as a stack arrayed in space.</text:p>
      <text:p text:style-name="P1"><text:tab/>Scanning lends to other possibilities in the exploration of forms in motion outside the limits of human time-scale perception. <text:s/>Typically, scanning is used to capture discrete forms, however this is not an ultimatum. <text:s/><text:span text:style-name="T4">Cross Section Time-Scanning</text:span> explores scanning, as a visioning alternative to sight or photograph, with the scanning of moving objects. <text:s/>Scanning consists of two processes. <text:s/>First a sequence of parallel slices are taken off the object in question. <text:s/>Second these slices are arranged spatially to reconstruct the object that was scanned. <text:s/>The resulting image is an actual three-dimensional representation of the original scanned object, where a photograph and human vision are projections of three-dimensional objects onto surfaces resulting in flat images.</text:p>
      <text:p text:style-name="P1"><text:tab/>The camera as a mechanism shares many parallels with the biological eye. <text:s/>The substrate which captures the image varies significantly between the two machines but the relationships between light and aperture made possible by the structures of these devices works similarly in both cases. <text:s/>Today with computer visioning different ways of obtaining images of the world exist. <text:s/>Scanning is a prominent technique in computer imaging.</text:p>
      <text:p text:style-name="P1"><text:tab/>With a camera, an image is obtained when the viewing frustum has been interrupted by a plane, the film, which slices an image off the frustum of light like a razor slices the picture off end of a Fimo tube. <text:s/>An object is adequately lit when there is a certain balance between the amount of the object's surface in shadow, the quality of the shadow, and the amount of surface reflecting light from a given vantage point, or perspective, that the object is in the field of view of. <text:s/></text:p>
      <text:p text:style-name="P1"><text:tab/>The timescale pertaining to the flow of light is orders of magnitude outside the timescale of the sphere of human movement. <text:s/>The flow of light is so fast that for practical purposes any changes in the arrangement of objects being lit in a space are instantaneously projected to every point in space that these objects can be viewed from. <text:s/>Thus perceivable changes in the movements of objects are <text:soft-page-break/>instantaneous.</text:p>
      <text:p text:style-name="P1"><text:tab/>In any well lit human environment, every point that the scene can be viewed from is full of rays of light. <text:s/>One ray from every other point that is viewable from this point. <text:s/>Every vantage point is a sheaf of countless rays of light. <text:s/>The first feet achieved by the eyball or the camera is to shut out all the rays coming in from every direction, save one specifically selected bundle of beams projecting through the aperture to the darkness within. <text:s/>Images come from slices of this projecting bundle of rays, the interposition of the light sensitive surface.</text:p>
      <text:p text:style-name="P1"><text:tab/>Certain images emerge when the field of a very different time-scale is sliced: <text:s/>the growth of a tree, where a slice can reveal an exquisite image that spans in some cases many hundreds of years. <text:s/>Certain kinds of wood cells are coincidentally called rays. <text:s/>In both cases rays are being sliced revealing images of the world.</text:p>
      <text:p text:style-name="P1"><text:tab/>“We are effects of <text:span text:style-name="T2">différance </text:span><text:span text:style-name="T3">and are inscribed in a chain of signification that is always being reborn insofar as language is always being spoken and beings are always being produced, and it is the same for the 'object' that we 'perceive.'” <text:s/>Computers prove to continue opening up new ways of looking at relationships within existing rhizomes of culture.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text:page-number text:select-page="current">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wen meyer</meta:initial-creator>
    <meta:creation-date>2011-03-07T16:14:11.78</meta:creation-date>
    <dc:date>2011-03-09T22:44:21.62</dc:date>
    <dc:creator>owen meyer</dc:creator>
    <meta:editing-duration>PT13H01M21S</meta:editing-duration>
    <meta:editing-cycles>33</meta:editing-cycles>
    <meta:generator>OpenOffice.org/3.2$Win32 OpenOffice.org_project/320m18$Build-9502</meta:generator>
    <meta:printed-by>owen meyer</meta:printed-by>
    <meta:print-date>2011-03-09T22:17:45.98</meta:print-date>
    <meta:document-statistic meta:table-count="0" meta:image-count="0" meta:object-count="0" meta:page-count="6" meta:paragraph-count="31" meta:word-count="1953" meta:character-count="12198"/>
  </office:meta>
</office:document-meta>
</file>